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suarios">
        <table:table-row>
          <table:table-cell office:value-type="string">
            <text:p>Identificador</text:p>
          </table:table-cell>
          <table:table-cell office:value-type="string">
            <text:p>usuario</text:p>
          </table:table-cell>
          <table:table-cell office:value-type="string">
            <text:p>password</text:p>
          </table:table-cell>
          <table:table-cell office:value-type="string">
            <text:p>nombre</text:p>
          </table:table-cell>
          <table:table-cell office:value-type="string">
            <text:p>apellidos</text:p>
          </table:table-cell>
          <table:table-cell office:value-type="string">
            <text:p>email</text:p>
          </table:table-cell>
          <table:table-cell office:value-type="string">
            <text:p>direccion</text:p>
          </table:table-cell>
          <table:table-cell office:value-type="string">
            <text:p>telefono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iglezgallego</text:p>
          </table:table-cell>
          <table:table-cell office:value-type="string">
            <text:p>contraseña</text:p>
          </table:table-cell>
          <table:table-cell office:value-type="string">
            <text:p>Isabel</text:p>
          </table:table-cell>
          <table:table-cell office:value-type="string">
            <text:p>González Gallego Rivera</text:p>
          </table:table-cell>
          <table:table-cell office:value-type="string">
            <text:p>iglezgallego@gmail.com</text:p>
          </table:table-cell>
          <table:table-cell office:value-type="string">
            <text:p>San Jerónimo Torrent</text:p>
          </table:table-cell>
          <table:table-cell office:value-type="string">
            <text:p>660678685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Isa</text:p>
          </table:table-cell>
          <table:table-cell office:value-type="string">
            <text:p>isacontra</text:p>
          </table:table-cell>
          <table:table-cell office:value-type="string">
            <text:p>Isabel 'La rubia' </text:p>
          </table:table-cell>
          <table:table-cell office:value-type="string">
            <text:p>Gonzalez-Gallego</text:p>
          </table:table-cell>
          <table:table-cell office:value-type="string">
            <text:p>isaisa@gmail.com</text:p>
          </table:table-cell>
          <table:table-cell office:value-type="string">
            <text:p>benimamet</text:p>
          </table:table-cell>
          <table:table-cell office:value-type="string">
            <text:p>677877888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2-09-27T11:33:16+02:00</meta:creation-date>
  </office:meta>
</office:document-meta>
</file>